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none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NN Project Ideas</text:h>
      <text:p text:style-name="Standard"/>
      <text:p text:style-name="Standard"><text:span text:style-name="T1">dANN's live development state</text:span>: http://bugs.syncleus.com/trac.cgi/dANN/report/3</text:p>
      <text:p text:style-name="Standard"></text:p>
      <text:h text:style-name="Heading_20_2" text:outline-level="2">Graph Visualization API</text:h>
      <text:p text:style-name="Standard">Interactively view and edit dANN graphs (directed and undirected, including hypergraphs and trees). <text:s/></text:p>
      <text:p text:style-name="Standard">JUNG2 http://jung.sourceforge.net/ graph library's visualization system to dANN Graph API.</text:p>
      <text:p text:style-name="Standard">Swing - Using appropriate NetBeans http://netbeans.org APIs.</text:p>
      <text:p text:style-name="Standard">JOGL OpenGL (http://opengl.org) - Using OpenGL vector graphics and interactive zooming.</text:p>
      <text:p text:style-name="Standard"></text:p>
      <text:h text:style-name="Heading_20_2" text:outline-level="2">Neural Network API</text:h>
      <text:p text:style-name="Standard">Adapting Neuroph http://neuroph.sourceforge.net/ to dANN Graph API</text:p>
      <text:p text:style-name="Standard"></text:p>
      <text:h text:style-name="Heading_20_2" text:outline-level="2">Genetic Wavelets Lab</text:h>
      <text:p text:style-name="Standard">Software for experimenting with and using genetic wavelets.</text:p>
      <text:p text:style-name="Standard"></text:p>
      <text:h text:style-name="Heading_20_2" text:outline-level="2">AI Demos and Visualization</text:h>
      <text:p text:style-name="Standard">Interactive applications that demonstrate functionality of dANN components.</text:p>
      <text:p text:style-name="Standard">Chess</text:p>
      <text:p text:style-name="Standard">Maze Robot</text:p>
      <text:p text:style-name="Standard">Cut-up Machine (Markov Chains similar to dadadodo)</text:p>
      <text:p text:style-name="Standard">etc...</text:p>
      <text:p text:style-name="Standard"></text:p>
      <text:p text:style-name="P1">Demos can eventually be expanded into full-fledged apps.</text:p>
      <text:p text:style-name="Standard"></text:p>
      <text:h text:style-name="Heading_20_2" text:outline-level="2">ScreenBot</text:h>
      <text:p text:style-name="Standard">Desktop vision system, described in more detail at: http://wiki.syncleus.com/index.php/ScreenBot</text:p>
      <text:p text:style-name="Standard"></text:p>
      <text:h text:style-name="Heading_20_2" text:outline-level="2">RDF Interface</text:h>
      <text:p text:style-name="Standard">Semantic web quad-store interface for graphs using OpenRDF ( http://openrdf.org )</text:p>
      <text:p text:style-name="Standard"></text:p>
      <text:h text:style-name="Heading_20_2" text:outline-level="2">OpenCog Interface</text:h>
      <text:p text:style-name="Standard">For connecting to OpenCog (http://opencog.org) CogServ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eH </meta:initial-creator>
    <meta:creation-date>2010-03-12T18:32:39</meta:creation-date>
    <dc:date>2010-03-12T18:34:00</dc:date>
    <dc:creator>SeH </dc:creator>
    <meta:editing-duration>PT00H01M27S</meta:editing-duration>
    <meta:editing-cycles>1</meta:editing-cycles>
    <meta:generator>OpenOffice.org/3.1$Unix OpenOffice.org_project/310m19$Build-9420</meta:generator>
    <meta:document-statistic meta:table-count="0" meta:image-count="0" meta:object-count="0" meta:page-count="1" meta:paragraph-count="32" meta:word-count="135" meta:character-count="1152"/>
  </office:meta>
</office:document-meta>
</file>